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26in"/>
    </style:style>
    <style:style style:name="co2" style:family="table-column">
      <style:table-column-properties fo:break-before="auto" style:column-width="1.9283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1.7827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5047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1.69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9" style:family="table-cell" style:parent-style-name="Default">
      <style:table-cell-properties fo:background-color="#99cc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0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7413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</style:style>
    <style:style style:name="ce2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7413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5197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bad7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d8e9f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3385c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247c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9cc5e5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80ff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a6ca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ackground-color="#60a0d1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abcee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8dbce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1"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number-columns-repeated="6"/>
          <table:table-cell table:style-name="ce24" office:value-type="float" office:value="77220" calcext:value-type="float">
            <text:p>77220</text:p>
          </table:table-cell>
          <table:table-cell table:style-name="ce32" office:value-type="float" office:value="71436" calcext:value-type="float">
            <text:p>71436</text:p>
          </table:table-cell>
          <table:table-cell table:style-name="ce24" office:value-type="float" office:value="76100" calcext:value-type="float">
            <text:p>76100</text:p>
          </table:table-cell>
          <table:table-cell table:style-name="ce29" office:value-type="float" office:value="46828" calcext:value-type="float">
            <text:p>46828</text:p>
          </table:table-cell>
          <table:table-cell table:style-name="ce29" office:value-type="float" office:value="45520" calcext:value-type="float">
            <text:p>45520</text:p>
          </table:table-cell>
          <table:table-cell table:style-name="ce29" office:value-type="float" office:value="45651" calcext:value-type="float">
            <text:p>45651</text:p>
          </table:table-cell>
          <table:table-cell table:style-name="ce18"/>
          <table:table-cell table:number-columns-repeated="1010"/>
        </table:table-row>
        <table:table-row table:style-name="ro1">
          <table:table-cell table:style-name="ce20" office:value-type="string" calcext:value-type="string">
            <text:p>B</text:p>
          </table:table-cell>
          <table:table-cell table:number-columns-repeated="6"/>
          <table:table-cell table:style-name="ce25" office:value-type="float" office:value="35611" calcext:value-type="float">
            <text:p>35611</text:p>
          </table:table-cell>
          <table:table-cell table:style-name="ce25" office:value-type="float" office:value="34573" calcext:value-type="float">
            <text:p>34573</text:p>
          </table:table-cell>
          <table:table-cell table:style-name="ce25" office:value-type="float" office:value="30898" calcext:value-type="float">
            <text:p>30898</text:p>
          </table:table-cell>
          <table:table-cell table:style-name="ce33" office:value-type="float" office:value="40746" calcext:value-type="float">
            <text:p>40746</text:p>
          </table:table-cell>
          <table:table-cell table:style-name="ce33" office:value-type="float" office:value="39316" calcext:value-type="float">
            <text:p>39316</text:p>
          </table:table-cell>
          <table:table-cell table:style-name="ce33" office:value-type="float" office:value="40599" calcext:value-type="float">
            <text:p>40599</text:p>
          </table:table-cell>
          <table:table-cell table:style-name="ce18"/>
          <table:table-cell table:number-columns-repeated="1010"/>
        </table:table-row>
        <table:table-row table:style-name="ro1">
          <table:table-cell table:style-name="ce20" office:value-type="string" calcext:value-type="string">
            <text:p>C</text:p>
          </table:table-cell>
          <table:table-cell table:number-columns-repeated="6"/>
          <table:table-cell table:style-name="ce26" office:value-type="float" office:value="22069" calcext:value-type="float">
            <text:p>22069</text:p>
          </table:table-cell>
          <table:table-cell table:style-name="ce26" office:value-type="float" office:value="21933" calcext:value-type="float">
            <text:p>21933</text:p>
          </table:table-cell>
          <table:table-cell table:style-name="ce26" office:value-type="float" office:value="21753" calcext:value-type="float">
            <text:p>21753</text:p>
          </table:table-cell>
          <table:table-cell table:style-name="ce34" office:value-type="float" office:value="53818" calcext:value-type="float">
            <text:p>53818</text:p>
          </table:table-cell>
          <table:table-cell table:style-name="ce34" office:value-type="float" office:value="53186" calcext:value-type="float">
            <text:p>53186</text:p>
          </table:table-cell>
          <table:table-cell table:style-name="ce28" office:value-type="float" office:value="98641" calcext:value-type="float">
            <text:p>98641</text:p>
          </table:table-cell>
          <table:table-cell table:style-name="ce18"/>
          <table:table-cell table:number-columns-repeated="1010"/>
        </table:table-row>
        <table:table-row table:style-name="ro1">
          <table:table-cell table:style-name="ce20" office:value-type="string" calcext:value-type="string">
            <text:p>D</text:p>
          </table:table-cell>
          <table:table-cell table:number-columns-repeated="6"/>
          <table:table-cell table:style-name="ce27" office:value-type="float" office:value="90846" calcext:value-type="float">
            <text:p>90846</text:p>
          </table:table-cell>
          <table:table-cell table:style-name="ce28" office:value-type="float" office:value="94663" calcext:value-type="float">
            <text:p>94663</text:p>
          </table:table-cell>
          <table:table-cell table:style-name="ce28" office:value-type="float" office:value="92905" calcext:value-type="float">
            <text:p>92905</text:p>
          </table:table-cell>
          <table:table-cell table:style-name="ce35" table:number-columns-repeated="3"/>
          <table:table-cell table:style-name="ce18"/>
          <table:table-cell table:number-columns-repeated="1010"/>
        </table:table-row>
        <table:table-row table:style-name="ro1">
          <table:table-cell table:style-name="ce20" office:value-type="string" calcext:value-type="string">
            <text:p>E</text:p>
          </table:table-cell>
          <table:table-cell table:number-columns-repeated="6"/>
          <table:table-cell table:style-name="ce28" office:value-type="float" office:value="94329" calcext:value-type="float">
            <text:p>94329</text:p>
          </table:table-cell>
          <table:table-cell table:style-name="ce28" office:value-type="float" office:value="96987" calcext:value-type="float">
            <text:p>96987</text:p>
          </table:table-cell>
          <table:table-cell table:style-name="ce28" office:value-type="float" office:value="97470" calcext:value-type="float">
            <text:p>97470</text:p>
          </table:table-cell>
          <table:table-cell table:style-name="ce35" table:number-columns-repeated="3"/>
          <table:table-cell table:style-name="ce18"/>
          <table:table-cell table:number-columns-repeated="1010"/>
        </table:table-row>
        <table:table-row table:style-name="ro1">
          <table:table-cell table:style-name="ce20" office:value-type="string" calcext:value-type="string">
            <text:p>F</text:p>
          </table:table-cell>
          <table:table-cell table:number-columns-repeated="6"/>
          <table:table-cell table:style-name="ce24" office:value-type="float" office:value="76643" calcext:value-type="float">
            <text:p>76643</text:p>
          </table:table-cell>
          <table:table-cell table:style-name="ce32" office:value-type="float" office:value="71256" calcext:value-type="float">
            <text:p>71256</text:p>
          </table:table-cell>
          <table:table-cell table:style-name="ce24" office:value-type="float" office:value="74013" calcext:value-type="float">
            <text:p>74013</text:p>
          </table:table-cell>
          <table:table-cell table:style-name="ce35" table:number-columns-repeated="3"/>
          <table:table-cell table:style-name="ce18"/>
          <table:table-cell table:number-columns-repeated="1010"/>
        </table:table-row>
        <table:table-row table:style-name="ro1">
          <table:table-cell table:style-name="ce20" office:value-type="string" calcext:value-type="string">
            <text:p>G</text:p>
          </table:table-cell>
          <table:table-cell table:number-columns-repeated="6"/>
          <table:table-cell table:style-name="ce24" office:value-type="float" office:value="77956" calcext:value-type="float">
            <text:p>77956</text:p>
          </table:table-cell>
          <table:table-cell table:style-name="ce24" office:value-type="float" office:value="78770" calcext:value-type="float">
            <text:p>78770</text:p>
          </table:table-cell>
          <table:table-cell table:style-name="ce24" office:value-type="float" office:value="78563" calcext:value-type="float">
            <text:p>78563</text:p>
          </table:table-cell>
          <table:table-cell table:style-name="ce35" table:number-columns-repeated="3"/>
          <table:table-cell table:style-name="ce18"/>
          <table:table-cell table:number-columns-repeated="1010"/>
        </table:table-row>
        <table:table-row table:style-name="ro1">
          <table:table-cell table:style-name="ce20" office:value-type="string" calcext:value-type="string">
            <text:p>H</text:p>
          </table:table-cell>
          <table:table-cell table:number-columns-repeated="6"/>
          <table:table-cell table:style-name="ce29" office:value-type="float" office:value="43239" calcext:value-type="float">
            <text:p>43239</text:p>
          </table:table-cell>
          <table:table-cell table:style-name="ce29" office:value-type="float" office:value="43626" calcext:value-type="float">
            <text:p>43626</text:p>
          </table:table-cell>
          <table:table-cell table:style-name="ce29" office:value-type="float" office:value="43229" calcext:value-type="float">
            <text:p>43229</text:p>
          </table:table-cell>
          <table:table-cell table:style-name="ce35" table:number-columns-repeated="3"/>
          <table:table-cell table:style-name="ce1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te layout</text:p>
          </table:table-cell>
          <table:table-cell table:number-columns-repeated="3"/>
          <table:table-cell office:value-type="string" calcext:value-type="string">
            <text:p>P = PBS Sample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number-columns-repeated="6"/>
          <table:table-cell table:number-columns-repeated="3" table:style-name="ce30" office:value-type="string" calcext:value-type="string">
            <text:p>Gpa</text:p>
          </table:table-cell>
          <table:table-cell table:number-columns-repeated="3" table:style-name="ce31" office:value-type="string" calcext:value-type="string">
            <text:p>Right1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B</text:p>
          </table:table-cell>
          <table:table-cell table:number-columns-repeated="6"/>
          <table:table-cell table:number-columns-repeated="3" table:style-name="ce30" office:value-type="string" calcext:value-type="string">
            <text:p>G83I</text:p>
          </table:table-cell>
          <table:table-cell table:number-columns-repeated="3" table:style-name="ce31" office:value-type="string" calcext:value-type="string">
            <text:p>Right2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C</text:p>
          </table:table-cell>
          <table:table-cell table:number-columns-repeated="6"/>
          <table:table-cell table:number-columns-repeated="3" table:style-name="ce30" office:value-type="string" calcext:value-type="string">
            <text:p>No TM</text:p>
          </table:table-cell>
          <table:table-cell table:number-columns-repeated="3" table:style-name="ce31" office:value-type="string" calcext:value-type="string">
            <text:p>Right3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D</text:p>
          </table:table-cell>
          <table:table-cell table:number-columns-repeated="6"/>
          <table:table-cell table:number-columns-repeated="3" table:style-name="ce31" office:value-type="string" calcext:value-type="string">
            <text:p>GAS</text:p>
          </table:table-cell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20" office:value-type="string" calcext:value-type="string">
            <text:p>E</text:p>
          </table:table-cell>
          <table:table-cell table:number-columns-repeated="6"/>
          <table:table-cell table:number-columns-repeated="3" table:style-name="ce31" office:value-type="string" calcext:value-type="string">
            <text:p>Left1</text:p>
          </table:table-cell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20" office:value-type="string" calcext:value-type="string">
            <text:p>F</text:p>
          </table:table-cell>
          <table:table-cell table:number-columns-repeated="6"/>
          <table:table-cell table:number-columns-repeated="3" table:style-name="ce31" office:value-type="string" calcext:value-type="string">
            <text:p>Left2</text:p>
          </table:table-cell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20" office:value-type="string" calcext:value-type="string">
            <text:p>G</text:p>
          </table:table-cell>
          <table:table-cell table:number-columns-repeated="6"/>
          <table:table-cell table:number-columns-repeated="3" table:style-name="ce31" office:value-type="string" calcext:value-type="string">
            <text:p>Left3</text:p>
          </table:table-cell>
          <table:table-cell table:style-name="ce35" table:number-columns-repeated="3"/>
          <table:table-cell table:number-columns-repeated="1011"/>
        </table:table-row>
        <table:table-row table:style-name="ro1">
          <table:table-cell table:style-name="ce20" office:value-type="string" calcext:value-type="string">
            <text:p>H</text:p>
          </table:table-cell>
          <table:table-cell table:number-columns-repeated="6"/>
          <table:table-cell table:number-columns-repeated="3" table:style-name="ce31" office:value-type="string" calcext:value-type="string">
            <text:p>Left4</text:p>
          </table:table-cell>
          <table:table-cell table:style-name="ce35" table:number-columns-repeated="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D600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0" office:value-type="string" calcext:value-type="string">
            <text:p>A</text:p>
          </table:table-cell>
          <table:table-cell table:number-columns-repeated="6"/>
          <table:table-cell office:value-type="float" office:value="0.4397" calcext:value-type="float">
            <text:p>0.4397</text:p>
          </table:table-cell>
          <table:table-cell office:value-type="float" office:value="0.4812" calcext:value-type="float">
            <text:p>0.4812</text:p>
          </table:table-cell>
          <table:table-cell office:value-type="float" office:value="0.4212" calcext:value-type="float">
            <text:p>0.4212</text:p>
          </table:table-cell>
          <table:table-cell office:value-type="float" office:value="0.4049" calcext:value-type="float">
            <text:p>0.4049</text:p>
          </table:table-cell>
          <table:table-cell office:value-type="float" office:value="0.5244" calcext:value-type="float">
            <text:p>0.5244</text:p>
          </table:table-cell>
          <table:table-cell office:value-type="float" office:value="0.5877" calcext:value-type="float">
            <text:p>0.5877</text:p>
          </table:table-cell>
          <table:table-cell/>
          <table:table-cell table:formula="of:=MIN([.B24:.M31])" office:value-type="float" office:value="0.3446" calcext:value-type="float">
            <text:p>0.3446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B</text:p>
          </table:table-cell>
          <table:table-cell table:number-columns-repeated="6"/>
          <table:table-cell office:value-type="float" office:value="0.5185" calcext:value-type="float">
            <text:p>0.5185</text:p>
          </table:table-cell>
          <table:table-cell office:value-type="float" office:value="0.4389" calcext:value-type="float">
            <text:p>0.4389</text:p>
          </table:table-cell>
          <table:table-cell office:value-type="float" office:value="0.4535" calcext:value-type="float">
            <text:p>0.4535</text:p>
          </table:table-cell>
          <table:table-cell office:value-type="float" office:value="0.4922" calcext:value-type="float">
            <text:p>0.4922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548" calcext:value-type="float">
            <text:p>0.548</text:p>
          </table:table-cell>
          <table:table-cell/>
          <table:table-cell table:formula="of:=MAX([.B24:.M31])" office:value-type="float" office:value="0.5877" calcext:value-type="float">
            <text:p>0.5877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C</text:p>
          </table:table-cell>
          <table:table-cell table:number-columns-repeated="6"/>
          <table:table-cell office:value-type="float" office:value="0.4245" calcext:value-type="float">
            <text:p>0.4245</text:p>
          </table:table-cell>
          <table:table-cell office:value-type="float" office:value="0.3972" calcext:value-type="float">
            <text:p>0.3972</text:p>
          </table:table-cell>
          <table:table-cell office:value-type="float" office:value="0.5606" calcext:value-type="float">
            <text:p>0.5606</text:p>
          </table:table-cell>
          <table:table-cell office:value-type="float" office:value="0.5066" calcext:value-type="float">
            <text:p>0.5066</text:p>
          </table:table-cell>
          <table:table-cell office:value-type="float" office:value="0.4832" calcext:value-type="float">
            <text:p>0.4832</text:p>
          </table:table-cell>
          <table:table-cell office:value-type="float" office:value="0.4488" calcext:value-type="float">
            <text:p>0.4488</text:p>
          </table:table-cell>
          <table:table-cell/>
          <table:table-cell table:formula="of:=[.O25]-[.O24]" office:value-type="float" office:value="0.2431" calcext:value-type="float">
            <text:p>0.2431</text:p>
          </table:table-cell>
          <table:table-cell table:number-columns-repeated="1009"/>
        </table:table-row>
        <table:table-row table:style-name="ro1">
          <table:table-cell table:style-name="ce20" office:value-type="string" calcext:value-type="string">
            <text:p>D</text:p>
          </table:table-cell>
          <table:table-cell table:number-columns-repeated="6"/>
          <table:table-cell office:value-type="float" office:value="0.5028" calcext:value-type="float">
            <text:p>0.5028</text:p>
          </table:table-cell>
          <table:table-cell office:value-type="float" office:value="0.388" calcext:value-type="float">
            <text:p>0.388</text:p>
          </table:table-cell>
          <table:table-cell office:value-type="float" office:value="0.4252" calcext:value-type="float">
            <text:p>0.4252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E</text:p>
          </table:table-cell>
          <table:table-cell table:number-columns-repeated="6"/>
          <table:table-cell office:value-type="float" office:value="0.4803" calcext:value-type="float">
            <text:p>0.4803</text:p>
          </table:table-cell>
          <table:table-cell office:value-type="float" office:value="0.5414" calcext:value-type="float">
            <text:p>0.5414</text:p>
          </table:table-cell>
          <table:table-cell office:value-type="float" office:value="0.4743" calcext:value-type="float">
            <text:p>0.4743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F</text:p>
          </table:table-cell>
          <table:table-cell table:number-columns-repeated="6"/>
          <table:table-cell office:value-type="float" office:value="0.3883" calcext:value-type="float">
            <text:p>0.3883</text:p>
          </table:table-cell>
          <table:table-cell office:value-type="float" office:value="0.3446" calcext:value-type="float">
            <text:p>0.3446</text:p>
          </table:table-cell>
          <table:table-cell office:value-type="float" office:value="0.4066" calcext:value-type="float">
            <text:p>0.4066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G</text:p>
          </table:table-cell>
          <table:table-cell table:number-columns-repeated="6"/>
          <table:table-cell office:value-type="float" office:value="0.3889" calcext:value-type="float">
            <text:p>0.3889</text:p>
          </table:table-cell>
          <table:table-cell office:value-type="float" office:value="0.4303" calcext:value-type="float">
            <text:p>0.4303</text:p>
          </table:table-cell>
          <table:table-cell office:value-type="float" office:value="0.4205" calcext:value-type="float">
            <text:p>0.4205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H</text:p>
          </table:table-cell>
          <table:table-cell table:number-columns-repeated="6"/>
          <table:table-cell office:value-type="float" office:value="0.3842" calcext:value-type="float">
            <text:p>0.3842</text:p>
          </table:table-cell>
          <table:table-cell office:value-type="float" office:value="0.4076" calcext:value-type="float">
            <text:p>0.4076</text:p>
          </table:table-cell>
          <table:table-cell office:value-type="float" office:value="0.5136" calcext:value-type="float">
            <text:p>0.513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rmalized GFP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number-columns-repeated="6"/>
          <table:table-cell table:formula="of:=[.H2]/[.H24]" office:value-type="float" office:value="175619.740732317" calcext:value-type="float">
            <text:p>175619.740732317</text:p>
          </table:table-cell>
          <table:table-cell table:formula="of:=[.I2]/[.I24]" office:value-type="float" office:value="148453.865336658" calcext:value-type="float">
            <text:p>148453.865336658</text:p>
          </table:table-cell>
          <table:table-cell table:formula="of:=[.J2]/[.J24]" office:value-type="float" office:value="180674.264007597" calcext:value-type="float">
            <text:p>180674.264007597</text:p>
          </table:table-cell>
          <table:table-cell table:formula="of:=[.K2]/[.K24]" office:value-type="float" office:value="115653.247715485" calcext:value-type="float">
            <text:p>115653.247715485</text:p>
          </table:table-cell>
          <table:table-cell table:formula="of:=[.L2]/[.L24]" office:value-type="float" office:value="86803.9664378337" calcext:value-type="float">
            <text:p>86803.9664378337</text:p>
          </table:table-cell>
          <table:table-cell table:formula="of:=[.M2]/[.M24]" office:value-type="float" office:value="77677.3864216437" calcext:value-type="float">
            <text:p>77677.386421643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number-columns-repeated="6"/>
          <table:table-cell table:formula="of:=[.H3]/[.H25]" office:value-type="float" office:value="68680.8100289296" calcext:value-type="float">
            <text:p>68680.8100289296</text:p>
          </table:table-cell>
          <table:table-cell table:formula="of:=[.I3]/[.I25]" office:value-type="float" office:value="78771.9298245614" calcext:value-type="float">
            <text:p>78771.9298245614</text:p>
          </table:table-cell>
          <table:table-cell table:formula="of:=[.J3]/[.J25]" office:value-type="float" office:value="68132.3042998897" calcext:value-type="float">
            <text:p>68132.3042998897</text:p>
          </table:table-cell>
          <table:table-cell table:formula="of:=[.K3]/[.K25]" office:value-type="float" office:value="82783.4213734254" calcext:value-type="float">
            <text:p>82783.4213734254</text:p>
          </table:table-cell>
          <table:table-cell table:formula="of:=[.L3]/[.L25]" office:value-type="float" office:value="71302.1400072543" calcext:value-type="float">
            <text:p>71302.1400072543</text:p>
          </table:table-cell>
          <table:table-cell table:formula="of:=[.M3]/[.M25]" office:value-type="float" office:value="74085.7664233577" calcext:value-type="float">
            <text:p>74085.766423357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number-columns-repeated="6"/>
          <table:table-cell table:formula="of:=[.H4]/[.H26]" office:value-type="float" office:value="51988.2214369847" calcext:value-type="float">
            <text:p>51988.2214369847</text:p>
          </table:table-cell>
          <table:table-cell table:formula="of:=[.I4]/[.I26]" office:value-type="float" office:value="55219.0332326284" calcext:value-type="float">
            <text:p>55219.0332326284</text:p>
          </table:table-cell>
          <table:table-cell table:formula="of:=[.J4]/[.J26]" office:value-type="float" office:value="38803.0681412772" calcext:value-type="float">
            <text:p>38803.0681412772</text:p>
          </table:table-cell>
          <table:table-cell table:formula="of:=[.K4]/[.K26]" office:value-type="float" office:value="106233.714962495" calcext:value-type="float">
            <text:p>106233.714962495</text:p>
          </table:table-cell>
          <table:table-cell table:formula="of:=[.L4]/[.L26]" office:value-type="float" office:value="110070.364238411" calcext:value-type="float">
            <text:p>110070.364238411</text:p>
          </table:table-cell>
          <table:table-cell table:formula="of:=[.M4]/[.M26]" office:value-type="float" office:value="219788.324420677" calcext:value-type="float">
            <text:p>219788.32442067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number-columns-repeated="6"/>
          <table:table-cell table:formula="of:=[.H5]/[.H27]" office:value-type="float" office:value="180680.190930788" calcext:value-type="float">
            <text:p>180680.190930788</text:p>
          </table:table-cell>
          <table:table-cell table:formula="of:=[.I5]/[.I27]" office:value-type="float" office:value="243976.804123711" calcext:value-type="float">
            <text:p>243976.804123711</text:p>
          </table:table-cell>
          <table:table-cell table:formula="of:=[.J5]/[.J27]" office:value-type="float" office:value="218497.177798683" calcext:value-type="float">
            <text:p>218497.177798683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number-columns-repeated="6"/>
          <table:table-cell table:formula="of:=[.H6]/[.H28]" office:value-type="float" office:value="196396.002498438" calcext:value-type="float">
            <text:p>196396.002498438</text:p>
          </table:table-cell>
          <table:table-cell table:formula="of:=[.I6]/[.I28]" office:value-type="float" office:value="179141.115626154" calcext:value-type="float">
            <text:p>179141.115626154</text:p>
          </table:table-cell>
          <table:table-cell table:formula="of:=[.J6]/[.J28]" office:value-type="float" office:value="205502.84629981" calcext:value-type="float">
            <text:p>205502.84629981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number-columns-repeated="6"/>
          <table:table-cell table:formula="of:=[.H7]/[.H29]" office:value-type="float" office:value="197380.891063611" calcext:value-type="float">
            <text:p>197380.891063611</text:p>
          </table:table-cell>
          <table:table-cell table:formula="of:=[.I7]/[.I29]" office:value-type="float" office:value="206778.874056878" calcext:value-type="float">
            <text:p>206778.874056878</text:p>
          </table:table-cell>
          <table:table-cell table:formula="of:=[.J7]/[.J29]" office:value-type="float" office:value="182029.021151008" calcext:value-type="float">
            <text:p>182029.02115100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number-columns-repeated="6"/>
          <table:table-cell table:formula="of:=[.H8]/[.H30]" office:value-type="float" office:value="200452.558498329" calcext:value-type="float">
            <text:p>200452.558498329</text:p>
          </table:table-cell>
          <table:table-cell table:formula="of:=[.I8]/[.I30]" office:value-type="float" office:value="183058.3313967" calcext:value-type="float">
            <text:p>183058.3313967</text:p>
          </table:table-cell>
          <table:table-cell table:formula="of:=[.J8]/[.J30]" office:value-type="float" office:value="186832.342449465" calcext:value-type="float">
            <text:p>186832.342449465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number-columns-repeated="6"/>
          <table:table-cell table:formula="of:=[.H9]/[.H31]" office:value-type="float" office:value="112542.946382093" calcext:value-type="float">
            <text:p>112542.946382093</text:p>
          </table:table-cell>
          <table:table-cell table:formula="of:=[.I9]/[.I31]" office:value-type="float" office:value="107031.403336605" calcext:value-type="float">
            <text:p>107031.403336605</text:p>
          </table:table-cell>
          <table:table-cell table:formula="of:=[.J9]/[.J31]" office:value-type="float" office:value="84168.6137071651" calcext:value-type="float">
            <text:p>84168.613707165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5"/>
          <table:table-cell/>
          <table:table-cell table:style-name="ce3" office:value-type="string" calcext:value-type="string">
            <text:p>Samples</text:p>
          </table:table-cell>
          <table:table-cell table:style-name="ce3" office:value-type="string" calcext:value-type="string">
            <text:p>Average Fluorescence</text:p>
          </table:table-cell>
          <table:table-cell table:style-name="ce3" office:value-type="string" calcext:value-type="string">
            <text:p>Subtract No TM</text:p>
          </table:table-cell>
          <table:table-cell table:style-name="ce3" office:value-type="string" calcext:value-type="string">
            <text:p>Percent GpA</text:p>
          </table:table-cell>
          <table:table-cell table:style-name="ce3" office:value-type="string" calcext:value-type="string">
            <text:p>Standard Deviation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5"/>
          <table:table-cell table:style-name="ce3" office:value-type="string" calcext:value-type="string">
            <text:p>Gpa</text:p>
          </table:table-cell>
          <table:table-cell table:formula="of:=AVERAGE([.H35:.J35])" office:value-type="float" office:value="168249.290025524" calcext:value-type="float">
            <text:p>168249.290025524</text:p>
          </table:table-cell>
          <table:table-cell table:formula="of:=[.H45]-[.$H$47]" office:value-type="float" office:value="119579.182421894" calcext:value-type="float">
            <text:p>119579.182421894</text:p>
          </table:table-cell>
          <table:table-cell table:formula="of:=[.I45]/[.$I$45]*100" office:value-type="float" office:value="100" calcext:value-type="float">
            <text:p>100</text:p>
          </table:table-cell>
          <table:table-cell table:formula="of:=STDEV([.H35:.J35])" office:value-type="float" office:value="17328.6231520139" calcext:value-type="float">
            <text:p>17328.6231520139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5"/>
          <table:table-cell table:style-name="ce3" office:value-type="string" calcext:value-type="string">
            <text:p>G83I</text:p>
          </table:table-cell>
          <table:table-cell table:formula="of:=AVERAGE([.H36:.J36])" office:value-type="float" office:value="71861.6813844603" calcext:value-type="float">
            <text:p>71861.6813844603</text:p>
          </table:table-cell>
          <table:table-cell table:formula="of:=[.H46]-[.$H$47]" office:value-type="float" office:value="23191.5737808301" calcext:value-type="float">
            <text:p>23191.5737808301</text:p>
          </table:table-cell>
          <table:table-cell table:formula="of:=[.I46]/[.$I$45]*100" office:value-type="float" office:value="19.3943237536167" calcext:value-type="float">
            <text:p>19.3943237536167</text:p>
          </table:table-cell>
          <table:table-cell table:formula="of:=STDEV([.H36:.J36])" office:value-type="float" office:value="5990.73157148922" calcext:value-type="float">
            <text:p>5990.73157148922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5"/>
          <table:table-cell table:style-name="ce3" office:value-type="string" calcext:value-type="string">
            <text:p>No TM</text:p>
          </table:table-cell>
          <table:table-cell table:formula="of:=AVERAGE([.H37:.J37])" office:value-type="float" office:value="48670.1076036301" calcext:value-type="float">
            <text:p>48670.1076036301</text:p>
          </table:table-cell>
          <table:table-cell table:formula="of:=[.H47]-[.$H$47]" office:value-type="float" office:value="0" calcext:value-type="float">
            <text:p>0</text:p>
          </table:table-cell>
          <table:table-cell table:formula="of:=[.I47]/[.$I$45]*100" office:value-type="float" office:value="0" calcext:value-type="float">
            <text:p>0</text:p>
          </table:table-cell>
          <table:table-cell table:formula="of:=STDEV([.H37:.J37])" office:value-type="float" office:value="8696.4583037257" calcext:value-type="float">
            <text:p>8696.4583037257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5"/>
          <table:table-cell table:style-name="ce3" office:value-type="string" calcext:value-type="string">
            <text:p>GAS </text:p>
          </table:table-cell>
          <table:table-cell table:formula="of:=AVERAGE([.H38:.J38])" office:value-type="float" office:value="214384.724284394" calcext:value-type="float">
            <text:p>214384.724284394</text:p>
          </table:table-cell>
          <table:table-cell table:formula="of:=[.H48]-[.$H$47]" office:value-type="float" office:value="165714.616680764" calcext:value-type="float">
            <text:p>165714.616680764</text:p>
          </table:table-cell>
          <table:table-cell table:formula="of:=[.I48]/[.$I$45]*100" office:value-type="float" office:value="138.581493303823" calcext:value-type="float">
            <text:p>138.581493303823</text:p>
          </table:table-cell>
          <table:table-cell table:formula="of:=STDEV([.H38:.J38])" office:value-type="float" office:value="31848.0692641492" calcext:value-type="float">
            <text:p>31848.0692641492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5"/>
          <table:table-cell table:style-name="ce3" office:value-type="string" calcext:value-type="string">
            <text:p>Left 1</text:p>
          </table:table-cell>
          <table:table-cell table:formula="of:=AVERAGE([.H39:.J39])" office:value-type="float" office:value="193679.988141468" calcext:value-type="float">
            <text:p>193679.988141468</text:p>
          </table:table-cell>
          <table:table-cell table:formula="of:=[.H49]-[.$H$47]" office:value-type="float" office:value="145009.880537838" calcext:value-type="float">
            <text:p>145009.880537838</text:p>
          </table:table-cell>
          <table:table-cell table:formula="of:=[.I49]/[.$I$45]*100" office:value-type="float" office:value="121.266827219323" calcext:value-type="float">
            <text:p>121.266827219323</text:p>
          </table:table-cell>
          <table:table-cell table:formula="of:=STDEV([.H39:.J39])" office:value-type="float" office:value="13389.0911386115" calcext:value-type="float">
            <text:p>13389.0911386115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5"/>
          <table:table-cell table:style-name="ce3" office:value-type="string" calcext:value-type="string">
            <text:p>Left 2</text:p>
          </table:table-cell>
          <table:table-cell table:formula="of:=AVERAGE([.H40:.J40])" office:value-type="float" office:value="195396.262090499" calcext:value-type="float">
            <text:p>195396.262090499</text:p>
          </table:table-cell>
          <table:table-cell table:formula="of:=[.H50]-[.$H$47]" office:value-type="float" office:value="146726.154486869" calcext:value-type="float">
            <text:p>146726.154486869</text:p>
          </table:table-cell>
          <table:table-cell table:formula="of:=[.I50]/[.$I$45]*100" office:value-type="float" office:value="122.702088704032" calcext:value-type="float">
            <text:p>122.702088704032</text:p>
          </table:table-cell>
          <table:table-cell table:formula="of:=STDEV([.H40:.J40])" office:value-type="float" office:value="12493.713172481" calcext:value-type="float">
            <text:p>12493.713172481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5"/>
          <table:table-cell table:style-name="ce3" office:value-type="string" calcext:value-type="string">
            <text:p>Left 3</text:p>
          </table:table-cell>
          <table:table-cell table:formula="of:=AVERAGE([.H41:.J41])" office:value-type="float" office:value="190114.410781498" calcext:value-type="float">
            <text:p>190114.410781498</text:p>
          </table:table-cell>
          <table:table-cell table:formula="of:=[.H51]-[.$H$47]" office:value-type="float" office:value="141444.303177868" calcext:value-type="float">
            <text:p>141444.303177868</text:p>
          </table:table-cell>
          <table:table-cell table:formula="of:=[.I51]/[.$I$45]*100" office:value-type="float" office:value="118.285056238995" calcext:value-type="float">
            <text:p>118.285056238995</text:p>
          </table:table-cell>
          <table:table-cell table:formula="of:=STDEV([.H41:.J41])" office:value-type="float" office:value="9149.79581836984" calcext:value-type="float">
            <text:p>9149.79581836984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5"/>
          <table:table-cell table:style-name="ce3" office:value-type="string" calcext:value-type="string">
            <text:p>Left 4</text:p>
          </table:table-cell>
          <table:table-cell table:formula="of:=AVERAGE([.H42:.J42])" office:value-type="float" office:value="101247.654475287" calcext:value-type="float">
            <text:p>101247.654475287</text:p>
          </table:table-cell>
          <table:table-cell table:formula="of:=[.H52]-[.$H$47]" office:value-type="float" office:value="52577.5468716573" calcext:value-type="float">
            <text:p>52577.5468716573</text:p>
          </table:table-cell>
          <table:table-cell table:formula="of:=[.I52]/[.$I$45]*100" office:value-type="float" office:value="43.9688128040175" calcext:value-type="float">
            <text:p>43.9688128040175</text:p>
          </table:table-cell>
          <table:table-cell table:formula="of:=STDEV([.H42:.J42])" office:value-type="float" office:value="15045.4146454977" calcext:value-type="float">
            <text:p>15045.4146454977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5"/>
          <table:table-cell table:style-name="ce3" office:value-type="string" calcext:value-type="string">
            <text:p>Right 1</text:p>
          </table:table-cell>
          <table:table-cell table:formula="of:=AVERAGE([.K35:.M35])" office:value-type="float" office:value="93378.2001916542" calcext:value-type="float">
            <text:p>93378.2001916542</text:p>
          </table:table-cell>
          <table:table-cell table:formula="of:=[.H53]-[.$H$47]" office:value-type="float" office:value="44708.0925880241" calcext:value-type="float">
            <text:p>44708.0925880241</text:p>
          </table:table-cell>
          <table:table-cell table:formula="of:=[.I53]/[.$I$45]*100" office:value-type="float" office:value="37.387856048628" calcext:value-type="float">
            <text:p>37.387856048628</text:p>
          </table:table-cell>
          <table:table-cell table:formula="of:=STDEV([.K35:.M35])" office:value-type="float" office:value="19823.1410815662" calcext:value-type="float">
            <text:p>19823.1410815662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5"/>
          <table:table-cell table:style-name="ce3" office:value-type="string" calcext:value-type="string">
            <text:p>Right 2</text:p>
          </table:table-cell>
          <table:table-cell table:formula="of:=AVERAGE([.K36:.M36])" office:value-type="float" office:value="76057.1092680124" calcext:value-type="float">
            <text:p>76057.1092680124</text:p>
          </table:table-cell>
          <table:table-cell table:formula="of:=[.H54]-[.$H$47]" office:value-type="float" office:value="27387.0016643823" calcext:value-type="float">
            <text:p>27387.0016643823</text:p>
          </table:table-cell>
          <table:table-cell table:formula="of:=[.I54]/[.$I$45]*100" office:value-type="float" office:value="22.9028172878425" calcext:value-type="float">
            <text:p>22.9028172878425</text:p>
          </table:table-cell>
          <table:table-cell table:formula="of:=STDEV([.K36:.M36])" office:value-type="float" office:value="5989.12346764333" calcext:value-type="float">
            <text:p>5989.12346764333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5"/>
          <table:table-cell table:style-name="ce3" office:value-type="string" calcext:value-type="string">
            <text:p>Right 3</text:p>
          </table:table-cell>
          <table:table-cell table:formula="of:=AVERAGE([.K37:.M37])" office:value-type="float" office:value="145364.134540528" calcext:value-type="float">
            <text:p>145364.134540528</text:p>
          </table:table-cell>
          <table:table-cell table:formula="of:=[.H55]-[.$H$47]" office:value-type="float" office:value="96694.0269368976" calcext:value-type="float">
            <text:p>96694.0269368976</text:p>
          </table:table-cell>
          <table:table-cell table:formula="of:=[.I55]/[.$I$45]*100" office:value-type="float" office:value="80.8619234372633" calcext:value-type="float">
            <text:p>80.8619234372633</text:p>
          </table:table-cell>
          <table:table-cell table:formula="of:=STDEV([.K37:.M37])" office:value-type="float" office:value="64481.7803639449" calcext:value-type="float">
            <text:p>64481.780363944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10">
          <table:table-cell table:style-name="ce3"/>
          <table:table-cell table:number-columns-repeated="1023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12:35:48.601586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ILBERT LOISEAU</meta:initial-creator>
    <meta:creation-date>2022-12-10T15:34:27</meta:creation-date>
    <dc:date>2022-12-16T16:02:20.023626142</dc:date>
    <meta:generator>LibreOffice/6.4.7.2$Linux_X86_64 LibreOffice_project/40$Build-2</meta:generator>
    <meta:editing-duration>P1DT1H41M56S</meta:editing-duration>
    <meta:editing-cycles>5</meta:editing-cycles>
    <meta:document-statistic meta:table-count="1" meta:cell-count="2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